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margin-top="0in" fo:margin-bottom="0.0201in"/>
      <style:text-properties fo:font-weight="bold" style:font-weight-asian="bold" style:font-weight-complex="bold"/>
    </style:style>
    <style:style style:name="P11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start"/>
    </style:style>
    <style:style style:name="T1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950e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808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84d1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aecf0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3 - Forms - Administer</text:p>
      <text:p text:style-name="P7"/>
      <text:p text:style-name="Standard">Administer &gt; Header</text:p>
      <text:p text:style-name="Standard"><draw:rect text:anchor-type="paragraph" draw:z-index="47" draw:style-name="gr8" draw:text-style-name="P15" svg:width="1.0213in" svg:height="0.2504in" svg:x="4.0874in" svg:y="0.1236in"><text:p text:style-name="P15">Logout</text:p></draw:rect><draw:rect text:anchor-type="paragraph" draw:z-index="46" draw:style-name="gr7" draw:text-style-name="P15" svg:width="1.0213in" svg:height="0.2504in" svg:x="3.0665in" svg:y="0.1236in"><text:p text:style-name="P15">Trains</text:p></draw:rect><draw:rect text:anchor-type="paragraph" draw:z-index="45" draw:style-name="gr6" draw:text-style-name="P15" svg:width="1.0213in" svg:height="0.2504in" svg:x="2.0457in" svg:y="0.1236in"><text:p text:style-name="P15">Equipment</text:p></draw:rect><draw:rect text:anchor-type="paragraph" draw:z-index="44" draw:style-name="gr5" draw:text-style-name="P15" svg:width="1.0213in" svg:height="0.2504in" svg:x="1.0252in" svg:y="0.1236in"><text:p text:style-name="P15">Locales</text:p></draw:rect><draw:rect text:anchor-type="paragraph" draw:z-index="43" draw:style-name="gr4" draw:text-style-name="P15" svg:width="1.0213in" svg:height="0.2504in" svg:x="0.0043in" svg:y="0.1236in"><text:p text:style-name="P15">Site Admin</text:p></draw:rect></text:p>
      <text:p text:style-name="Standard"/>
      <text:p text:style-name="Standard"/>
      <text:p text:style-name="Standard"/>
      <text:p text:style-name="Standard">Administer &gt; Locales &gt; Header</text:p>
      <text:p text:style-name="Standard"><draw:rect text:anchor-type="paragraph" draw:z-index="48" draw:style-name="gr4" draw:text-style-name="P15" svg:width="1.0213in" svg:height="0.2504in" svg:x="0.0043in" svg:y="0.1209in"><text:p text:style-name="P15">Site Admin</text:p></draw:rect><draw:rect text:anchor-type="paragraph" draw:z-index="49" draw:style-name="gr5" draw:text-style-name="P15" svg:width="1.0213in" svg:height="0.2504in" svg:x="1.0252in" svg:y="0.1209in"><text:p text:style-name="P15">Locales</text:p></draw:rect><draw:rect text:anchor-type="paragraph" draw:z-index="50" draw:style-name="gr6" draw:text-style-name="P15" svg:width="1.0213in" svg:height="0.2504in" svg:x="2.0457in" svg:y="0.1209in"><text:p text:style-name="P15">Equipment</text:p></draw:rect><draw:rect text:anchor-type="paragraph" draw:z-index="51" draw:style-name="gr7" draw:text-style-name="P15" svg:width="1.0213in" svg:height="0.2504in" svg:x="3.0665in" svg:y="0.1209in"><text:p text:style-name="P15">Trains</text:p></draw:rect><draw:rect text:anchor-type="paragraph" draw:z-index="52" draw:style-name="gr8" draw:text-style-name="P15" svg:width="1.0213in" svg:height="0.2504in" svg:x="4.0874in" svg:y="0.1209in"><text:p text:style-name="P15">Logout</text:p></draw:rect></text:p>
      <text:p text:style-name="Standard"><draw:rect text:anchor-type="paragraph" draw:z-index="56" draw:style-name="gr5" draw:text-style-name="P15" svg:width="1.0213in" svg:height="0.2504in" svg:x="4.0874in" svg:y="0.1791in"><text:p text:style-name="P15">Tracks</text:p></draw:rect><draw:rect text:anchor-type="paragraph" draw:z-index="55" draw:style-name="gr5" draw:text-style-name="P15" svg:width="1.0213in" svg:height="0.2504in" svg:x="3.0665in" svg:y="0.1791in"><text:p text:style-name="P15">Track Groups</text:p></draw:rect><draw:rect text:anchor-type="paragraph" draw:z-index="54" draw:style-name="gr5" draw:text-style-name="P15" svg:width="1.0213in" svg:height="0.2504in" svg:x="2.0457in" svg:y="0.1791in"><text:p text:style-name="P15">Locations</text:p></draw:rect><draw:rect text:anchor-type="paragraph" draw:z-index="53" draw:style-name="gr5" draw:text-style-name="P15" svg:width="1.0213in" svg:height="0.2504in" svg:x="1.0252in" svg:y="0.1791in"><text:p text:style-name="P15">Divisions</text:p></draw:rect><draw:rect text:anchor-type="paragraph" draw:z-index="57" draw:style-name="gr5" draw:text-style-name="P15" svg:width="1.0213in" svg:height="0.2504in" svg:x="0.0043in" svg:y="0.1791in"><text:p text:style-name="P15">Railroad</text:p></draw:rect></text:p>
      <text:p text:style-name="Standard"/>
      <text:p text:style-name="Standard"/>
      <text:p text:style-name="Standard"/>
      <text:p text:style-name="Standard">Administer &gt; Equipment &gt; Header</text:p>
      <text:p text:style-name="Standard"><draw:rect text:anchor-type="paragraph" draw:z-index="59" draw:style-name="gr5" draw:text-style-name="P15" svg:width="1.0213in" svg:height="0.2504in" svg:x="1.0252in" svg:y="0.1236in"><text:p text:style-name="P15">Locales</text:p></draw:rect><draw:rect text:anchor-type="paragraph" draw:z-index="60" draw:style-name="gr6" draw:text-style-name="P15" svg:width="1.0213in" svg:height="0.2504in" svg:x="2.0457in" svg:y="0.1236in"><text:p text:style-name="P15">Equipment</text:p></draw:rect><draw:rect text:anchor-type="paragraph" draw:z-index="61" draw:style-name="gr7" draw:text-style-name="P15" svg:width="1.0213in" svg:height="0.2504in" svg:x="3.0665in" svg:y="0.1236in"><text:p text:style-name="P15">Trains</text:p></draw:rect><draw:rect text:anchor-type="paragraph" draw:z-index="62" draw:style-name="gr8" draw:text-style-name="P15" svg:width="1.0213in" svg:height="0.2504in" svg:x="4.0874in" svg:y="0.1236in"><text:p text:style-name="P15">Logout</text:p></draw:rect><draw:rect text:anchor-type="paragraph" draw:z-index="58" draw:style-name="gr4" draw:text-style-name="P15" svg:width="1.0213in" svg:height="0.2504in" svg:x="0.0043in" svg:y="0.1236in"><text:p text:style-name="P15">Site Admin</text:p></draw:rect></text:p>
      <text:p text:style-name="Standard"><draw:rect text:anchor-type="paragraph" draw:z-index="63" draw:style-name="gr6" draw:text-style-name="P15" svg:width="1.0213in" svg:height="0.2504in" svg:x="0.0043in" svg:y="0.1819in"><text:p text:style-name="P15">Equipment</text:p></draw:rect><draw:rect text:anchor-type="paragraph" draw:z-index="65" draw:style-name="gr6" draw:text-style-name="P15" svg:width="1.0213in" svg:height="0.2504in" svg:x="1.0252in" svg:y="0.1819in"><text:p text:style-name="P15">Designations</text:p></draw:rect><draw:rect text:anchor-type="paragraph" draw:z-index="201" draw:style-name="gr6" draw:text-style-name="P15" svg:width="1.0213in" svg:height="0.2504in" svg:x="2.0457in" svg:y="0.1819in"><text:p text:style-name="P15">Lading</text:p></draw:rect><draw:rect text:anchor-type="paragraph" draw:z-index="64" draw:style-name="gr6" draw:text-style-name="P15" svg:width="1.0213in" svg:height="0.2504in" svg:x="3.0665in" svg:y="0.1819in"><text:p text:style-name="P15">Pools</text:p></draw:rect></text:p>
      <text:p text:style-name="Standard"/>
      <text:p text:style-name="Standard"/>
      <text:p text:style-name="Standard"/>
      <text:p text:style-name="Standard">Administer &gt; Trains &gt; Header</text:p>
      <text:p text:style-name="Standard"><draw:rect text:anchor-type="paragraph" draw:z-index="66" draw:style-name="gr4" draw:text-style-name="P15" svg:width="1.0213in" svg:height="0.2504in" svg:x="0.011in" svg:y="0.0957in"><text:p text:style-name="P15">Site Admin</text:p></draw:rect><draw:rect text:anchor-type="paragraph" draw:z-index="67" draw:style-name="gr5" draw:text-style-name="P15" svg:width="1.0213in" svg:height="0.2504in" svg:x="1.0319in" svg:y="0.0957in"><text:p text:style-name="P15">Locales</text:p></draw:rect><draw:rect text:anchor-type="paragraph" draw:z-index="68" draw:style-name="gr6" draw:text-style-name="P15" svg:width="1.0213in" svg:height="0.2504in" svg:x="2.0528in" svg:y="0.0957in"><text:p text:style-name="P15">Equipment</text:p></draw:rect><draw:rect text:anchor-type="paragraph" draw:z-index="69" draw:style-name="gr7" draw:text-style-name="P15" svg:width="1.0213in" svg:height="0.2504in" svg:x="3.0736in" svg:y="0.0957in"><text:p text:style-name="P15">Trains</text:p></draw:rect><draw:rect text:anchor-type="paragraph" draw:z-index="70" draw:style-name="gr8" draw:text-style-name="P15" svg:width="1.0213in" svg:height="0.2504in" svg:x="4.0945in" svg:y="0.0957in"><text:p text:style-name="P15">Logout</text:p></draw:rect></text:p>
      <text:p text:style-name="Standard"><draw:rect text:anchor-type="paragraph" draw:z-index="71" draw:style-name="gr7" draw:text-style-name="P15" svg:width="1.0213in" svg:height="0.2504in" svg:x="0.011in" svg:y="0.1543in"><text:p text:style-name="P15">Segments</text:p></draw:rect><draw:rect text:anchor-type="paragraph" draw:z-index="72" draw:style-name="gr7" draw:text-style-name="P15" svg:width="1.0213in" svg:height="0.2504in" svg:x="1.0319in" svg:y="0.1543in"><text:p text:style-name="P15">Trains</text:p></draw:rect></text:p>
      <text:p text:style-name="Standard"/>
      <text:p text:style-name="Standard"/>
      <text:p text:style-name="P7"/>
      <text:p text:style-name="P7"/>
      <text:p text:style-name="P7">Administer &gt; Site Admin</text:p>
      <text:p text:style-name="P7"><draw:rect text:anchor-type="paragraph" draw:z-index="132" draw:style-name="gr3" draw:text-style-name="P13" svg:width="3.5697in" svg:height="1.035in" svg:x="-0.0028in" svg:y="0.1098in"><text:p/></draw:rect></text:p>
      <text:p text:style-name="P7">Django site admin page</text:p>
      <text:p text:style-name="Standard"/>
      <text:p text:style-name="P1">Administer &gt; Locales &gt; Railroad</text:p>
      <text:p text:style-name="Standard"><draw:rect text:anchor-type="paragraph" draw:z-index="82" draw:style-name="gr3" draw:text-style-name="P13" svg:width="3.5697in" svg:height="4.6669in" svg:x="-0.0028in" svg:y="0.1654in"><text:p/></draw:rect></text:p>
      <text:p text:style-name="Standard"/>
      <text:p text:style-name="Standard"><draw:rect text:anchor-type="paragraph" draw:z-index="73" draw:style-name="gr1" draw:text-style-name="P13" svg:width="0.4567in" svg:height="0.1776in" svg:x="0.761in" svg:y="0.0102in"><text:p/></draw:rect><draw:rect text:anchor-type="paragraph" draw:z-index="74" draw:style-name="gr2" draw:text-style-name="P13" svg:width="0.1705in" svg:height="0.1776in" svg:x="1.2173in" svg:y="0.0102in"><text:p text:style-name="P13">V</text:p></draw:rect><draw:rect text:anchor-type="paragraph" draw:z-index="75" draw:style-name="gr1" draw:text-style-name="P13" svg:width="0.6094in" svg:height="0.1776in" svg:x="2.4902in" svg:y="0.0035in"><text:p/></draw:rect><draw:rect text:anchor-type="paragraph" draw:z-index="76" draw:style-name="gr2" draw:text-style-name="P13" svg:width="0.1705in" svg:height="0.1776in" svg:x="3.0992in" svg:y="0.0035in"><text:p text:style-name="P13">V</text:p></draw:rect>Language<text:tab/><text:tab/><text:tab/>Units <text:s/></text:p>
      <text:p text:style-name="P8"/>
      <text:p text:style-name="P7"><draw:rect text:anchor-type="paragraph" draw:z-index="77" draw:style-name="gr1" draw:text-style-name="P13" svg:width="1.778in" svg:height="0.1776in" svg:x="1.622in" svg:y="0.0035in"><text:p/></draw:rect>Model Railroad Name </text:p>
      <text:p text:style-name="P7"><draw:rect text:anchor-type="paragraph" draw:z-index="78" draw:style-name="gr1" draw:text-style-name="P13" svg:width="1.778in" svg:height="0.1776in" svg:x="1.622in" svg:y="0.0035in"><text:p/></draw:rect>Operating Railroad</text:p>
      <text:p text:style-name="P7"><draw:rect text:anchor-type="paragraph" draw:z-index="79" draw:style-name="gr1" draw:text-style-name="P13" svg:width="1.778in" svg:height="0.1776in" svg:x="1.622in" svg:y="0.0035in"><text:p/></draw:rect>Operating Region</text:p>
      <text:p text:style-name="P7"><draw:rect text:anchor-type="paragraph" draw:z-index="80" draw:style-name="gr1" draw:text-style-name="P13" svg:width="1.778in" svg:height="0.1776in" svg:x="1.622in" svg:y="0.0035in"><text:p/></draw:rect>Operating Locale </text:p>
      <text:p text:style-name="P7"/>
      <text:p text:style-name="P7"><draw:rect text:anchor-type="paragraph" draw:z-index="131" draw:style-name="gr1" draw:text-style-name="P13" svg:width="1.1268in" svg:height="0.1776in" svg:x="1.3445in" svg:y="0.0035in"><text:p/></draw:rect>Director Title</text:p>
      <text:p text:style-name="P7"><draw:rect text:anchor-type="paragraph" draw:z-index="133" draw:style-name="gr1" draw:text-style-name="P13" svg:width="1.1268in" svg:height="0.1776in" svg:x="1.3445in" svg:y="0.0035in"><text:p/></draw:rect>Train Crew Title</text:p>
      <text:p text:style-name="P7"><draw:rect text:anchor-type="paragraph" draw:z-index="140" draw:style-name="gr1" draw:text-style-name="P13" svg:width="1.1268in" svg:height="0.1776in" svg:x="1.3445in" svg:y="0.0035in"><text:p/></draw:rect>Local Crew Title</text:p>
      <text:p text:style-name="P7"><draw:rect text:anchor-type="paragraph" draw:z-index="134" draw:style-name="gr1" draw:text-style-name="P13" svg:width="1.1268in" svg:height="0.1776in" svg:x="1.3445in" svg:y="0.0035in"><text:p/></draw:rect>Switch Crew Title</text:p>
      <text:p text:style-name="P7"><draw:rect text:anchor-type="paragraph" draw:z-index="135" draw:style-name="gr1" draw:text-style-name="P13" svg:width="1.1268in" svg:height="0.1776in" svg:x="1.3445in" svg:y="0.0035in"><text:p/></draw:rect>Hostler Title</text:p>
      <text:p text:style-name="P7"/>
      <text:p text:style-name="P7"><draw:rect text:anchor-type="paragraph" draw:z-index="138" draw:style-name="gr1" draw:text-style-name="P13" svg:width="1.1268in" svg:height="0.1776in" svg:x="1.3445in" svg:y="0.0035in"><text:p/></draw:rect>Warrants Name</text:p>
      <text:p text:style-name="P7"><draw:rect text:anchor-type="paragraph" draw:z-index="139" draw:style-name="gr1" draw:text-style-name="P13" svg:width="1.1268in" svg:height="0.1776in" svg:x="1.3445in" svg:y="0.0035in"><text:p/></draw:rect>Restrictions Name <text:s/></text:p>
      <text:p text:style-name="P7"/>
      <text:p text:style-name="P7"><draw:rect text:anchor-type="paragraph" draw:z-index="81" draw:style-name="gr1" draw:text-style-name="P13" svg:width="0.2331in" svg:height="0.1776in" svg:x="1.4866in" svg:y="0.0272in"><text:p/></draw:rect>Allow remote login </text:p>
      <text:p text:style-name="P7"/>
      <text:p text:style-name="P7"><draw:rect text:anchor-type="paragraph" draw:z-index="202" draw:style-name="gr1" draw:text-style-name="P13" svg:width="0.2331in" svg:height="0.1776in" svg:x="1.4866in" svg:y="0.0272in"><text:p/></draw:rect>&lt; plugin name &gt;</text:p>
      <text:p text:style-name="P7"><draw:rect text:anchor-type="paragraph" draw:z-index="203" draw:style-name="gr1" draw:text-style-name="P13" svg:width="0.2331in" svg:height="0.1776in" svg:x="1.4866in" svg:y="0.0272in"><text:p/></draw:rect>&lt; plugin name &gt;</text:p>
      <text:p text:style-name="P7"/>
      <text:p text:style-name="P7"><draw:rect text:anchor-type="paragraph" draw:z-index="130" draw:style-name="gr2" draw:text-style-name="P13" svg:width="1.1268in" svg:height="0.1776in" svg:x="-0.0028in" svg:y="0.0098in"><text:p text:style-name="P13">Update</text:p></draw:rect></text:p>
      <text:p text:style-name="P7"/>
      <text:p text:style-name="P7"/>
      <text:p text:style-name="P7">db fields: railroad table</text:p>
      <text:p text:style-name="P5">railroadID: 10 char text</text:p>
      <text:p text:style-name="P5">railroadLanguage: 5 char text</text:p>
      <text:p text:style-name="P5">railroadUnits: 1 char int</text:p>
      <text:p text:style-name="P5">railroadModelName: 30 char text</text:p>
      <text:p text:style-name="P5">railroadOperating: 30 char text</text:p>
      <text:p text:style-name="P5">railroadRegion: 30 char text</text:p>
      <text:p text:style-name="P5">railroadLocale: 30 char text</text:p>
      <text:p text:style-name="P5">railroadDirectorTitle: 20 char text</text:p>
      <text:p text:style-name="P5">railroadTrainCrewTitle: 20 char text</text:p>
      <text:p text:style-name="P5">railroadLocalCrewTitle: 20 char text</text:p>
      <text:p text:style-name="P5">railroadSwitchCrewTitle: 20 char text</text:p>
      <text:p text:style-name="P5">railroadHostlerTitle: 20 char text</text:p>
      <text:p text:style-name="P5">railroadWarrentsName: 20 char text</text:p>
      <text:p text:style-name="P5">railroadRestrictionsName: 20 char text</text:p>
      <text:p text:style-name="P5">railroadRemoteLogin: 1 char int</text:p>
      <text:p text:style-name="P2">Administer &gt; Locales &gt; Divisions</text:p>
      <text:p text:style-name="P7"/>
      <text:p text:style-name="P7"><draw:rect text:anchor-type="paragraph" draw:z-index="84" draw:style-name="gr3" draw:text-style-name="P13" svg:width="5.5213in" svg:height="1.9252in" svg:x="-0.0028in" svg:y="0.0043in"><text:p/></draw:rect>&lt; Railroad name &gt; - Divisions</text:p>
      <text:p text:style-name="P7"/>
      <text:p text:style-name="P9"><draw:rect text:anchor-type="paragraph" draw:z-index="83" draw:style-name="gr2" draw:text-style-name="P13" svg:width="1.1268in" svg:height="0.1776in" svg:x="4.2055in" svg:y="0.022in"><text:p text:style-name="P13">Remove</text:p></draw:rect><draw:rect text:anchor-type="paragraph" draw:z-index="183" draw:style-name="gr2" draw:text-style-name="P13" svg:width="1.8268in" svg:height="0.1776in" svg:x="-0.0028in" svg:y="0.022in"><text:p text:style-name="P13">&lt; division name &gt;</text:p></draw:rect><draw:rect text:anchor-type="paragraph" draw:z-index="184" draw:style-name="gr2" draw:text-style-name="P13" svg:width="2.1185in" svg:height="0.1776in" svg:x="1.9764in" svg:y="0.022in"><text:p text:style-name="P13">&lt; division manager name &gt;</text:p></draw:rect></text:p>
      <text:p text:style-name="P9"><draw:rect text:anchor-type="paragraph" draw:z-index="185" draw:style-name="gr2" draw:text-style-name="P13" svg:width="1.8268in" svg:height="0.1776in" svg:x="-0.0028in" svg:y="0.1098in"><text:p text:style-name="P13">&lt; division name &gt;</text:p></draw:rect><draw:rect text:anchor-type="paragraph" draw:z-index="186" draw:style-name="gr2" draw:text-style-name="P13" svg:width="2.1185in" svg:height="0.1776in" svg:x="1.9764in" svg:y="0.1098in"><text:p text:style-name="P13">&lt; division manager name &gt;</text:p></draw:rect><draw:rect text:anchor-type="paragraph" draw:z-index="187" draw:style-name="gr2" draw:text-style-name="P13" svg:width="1.1268in" svg:height="0.1776in" svg:x="4.2055in" svg:y="0.1098in"><text:p text:style-name="P13">Remove</text:p></draw:rect></text:p>
      <text:p text:style-name="P9"/>
      <text:p text:style-name="P7"/>
      <text:p text:style-name="P7"><draw:rect text:anchor-type="paragraph" draw:z-index="150" draw:style-name="gr1" draw:text-style-name="P13" svg:width="2.1461in" svg:height="0.1776in" svg:x="1.9417in" svg:y="0.022in"><text:p/></draw:rect><draw:rect text:anchor-type="paragraph" draw:z-index="151" draw:style-name="gr2" draw:text-style-name="P13" svg:width="1.1268in" svg:height="0.1776in" svg:x="4.2055in" svg:y="0.022in"><text:p text:style-name="P13">+ Division</text:p></draw:rect><draw:rect text:anchor-type="paragraph" draw:z-index="149" draw:style-name="gr1" draw:text-style-name="P13" svg:width="1.8268in" svg:height="0.1776in" svg:x="-0.0028in" svg:y="0.022in"><text:p/></draw:rect></text:p>
      <text:p text:style-name="P7"/>
      <text:p text:style-name="P7"><draw:rect text:anchor-type="paragraph" draw:z-index="85" draw:style-name="gr2" draw:text-style-name="P13" svg:width="1.1268in" svg:height="0.1776in" svg:x="-0.0028in" svg:y="0.002in"><text:p text:style-name="P13">Update</text:p></draw:rect></text:p>
      <text:p text:style-name="P7"/>
      <text:p text:style-name="P7"/>
      <text:p text:style-name="P7">db fields: divisions table</text:p>
      <text:p text:style-name="P5">divisionID: 10 char text</text:p>
      <text:p text:style-name="P5">divisionName: 30 char text</text:p>
      <text:p text:style-name="P5">divisionManagerName: 30 char text</text:p>
      <text:p text:style-name="P2">Administer &gt; Locales &gt; Locations</text:p>
      <text:p text:style-name="P7"/>
      <text:p text:style-name="P7"><draw:rect text:anchor-type="paragraph" draw:z-index="88" draw:style-name="gr3" draw:text-style-name="P13" svg:width="5.5213in" svg:height="3.3394in" svg:x="-0.0028in" svg:y="0.0043in"><text:p/></draw:rect>&lt; Railroad name &gt; - Locations</text:p>
      <text:p text:style-name="P7">(existing locations)</text:p>
      <text:p text:style-name="P7"><draw:rect text:anchor-type="paragraph" draw:z-index="98" draw:style-name="gr3" draw:text-style-name="P13" svg:width="4.9516in" svg:height="0.9559in" svg:x="0.0528in" svg:y="0.1291in"><text:p/></draw:rect></text:p>
      <text:p text:style-name="P9"><draw:rect text:anchor-type="paragraph" draw:z-index="87" draw:style-name="gr2" draw:text-style-name="P13" svg:width="1.1268in" svg:height="0.1776in" svg:x="3.15in" svg:y="0.022in"><text:p text:style-name="P13">Remove</text:p></draw:rect><draw:rect text:anchor-type="paragraph" draw:z-index="182" draw:style-name="gr2" draw:text-style-name="P13" svg:width="2.1394in" svg:height="0.1776in" svg:x="0.0665in" svg:y="0.022in"><text:p text:style-name="P13">&lt; Location name &gt;</text:p></draw:rect> <text:s/></text:p>
      <text:p text:style-name="P7"><draw:rect text:anchor-type="paragraph" draw:z-index="86" draw:style-name="gr2" draw:text-style-name="P13" svg:width="1.5421in" svg:height="0.1776in" svg:x="0.4835in" svg:y="0.1362in"><text:p text:style-name="P13">&lt; Division name &gt;</text:p></draw:rect><draw:rect text:anchor-type="paragraph" draw:z-index="90" draw:style-name="gr2" draw:text-style-name="P13" svg:width="0.1705in" svg:height="0.1776in" svg:x="2.0252in" svg:y="0.1362in"><text:p text:style-name="P13">V</text:p></draw:rect></text:p>
      <text:p text:style-name="P7"><draw:rect text:anchor-type="paragraph" draw:z-index="93" draw:style-name="gr1" draw:text-style-name="P13" svg:width="0.2087in" svg:height="0.1776in" svg:x="4.6638in" svg:y="0.1902in"><text:p/></draw:rect></text:p>
      <text:p text:style-name="P7"><draw:rect text:anchor-type="paragraph" draw:z-index="91" draw:style-name="gr1" draw:text-style-name="P13" svg:width="0.2087in" svg:height="0.1776in" svg:x="1.4693in" svg:y="0.0154in"><text:p/></draw:rect><draw:rect text:anchor-type="paragraph" draw:z-index="92" draw:style-name="gr1" draw:text-style-name="P13" svg:width="0.2087in" svg:height="0.1776in" svg:x="3.039in" svg:y="0.0154in"><text:p/></draw:rect><text:tab/>Crew Change<text:tab/><text:tab/>Engine Change<text:tab/>Caboose Change</text:p>
      <text:p text:style-name="P7"><text:s/></text:p>
      <text:p text:style-name="P7">(add a new location)</text:p>
      <text:p text:style-name="P7"><draw:rect text:anchor-type="paragraph" draw:z-index="159" draw:style-name="gr3" draw:text-style-name="P13" svg:width="4.9516in" svg:height="0.9559in" svg:x="0.0528in" svg:y="0.1291in"><text:p/></draw:rect></text:p>
      <text:p text:style-name="P7"><draw:rect text:anchor-type="paragraph" draw:z-index="152" draw:style-name="gr1" draw:text-style-name="P13" svg:width="2.0835in" svg:height="0.1776in" svg:x="0.0528in" svg:y="0.022in"><text:p/></draw:rect><draw:rect text:anchor-type="paragraph" draw:z-index="154" draw:style-name="gr2" draw:text-style-name="P13" svg:width="1.1268in" svg:height="0.1776in" svg:x="3.15in" svg:y="0.022in"><text:p text:style-name="P13">+ Location</text:p></draw:rect></text:p>
      <text:p text:style-name="P7"><draw:rect text:anchor-type="paragraph" draw:z-index="153" draw:style-name="gr2" draw:text-style-name="P13" svg:width="1.5421in" svg:height="0.1776in" svg:x="0.4835in" svg:y="0.1362in"><text:p text:style-name="P13">&lt; Division name &gt;</text:p></draw:rect><draw:rect text:anchor-type="paragraph" draw:z-index="155" draw:style-name="gr2" draw:text-style-name="P13" svg:width="0.1705in" svg:height="0.1776in" svg:x="2.0252in" svg:y="0.1362in"><text:p text:style-name="P13">V</text:p></draw:rect></text:p>
      <text:p text:style-name="P7"><draw:rect text:anchor-type="paragraph" draw:z-index="158" draw:style-name="gr1" draw:text-style-name="P13" svg:width="0.2087in" svg:height="0.1776in" svg:x="4.6638in" svg:y="0.1902in"><text:p/></draw:rect></text:p>
      <text:p text:style-name="P7"><draw:rect text:anchor-type="paragraph" draw:z-index="156" draw:style-name="gr1" draw:text-style-name="P13" svg:width="0.2087in" svg:height="0.1776in" svg:x="1.4693in" svg:y="0.0154in"><text:p/></draw:rect><draw:rect text:anchor-type="paragraph" draw:z-index="157" draw:style-name="gr1" draw:text-style-name="P13" svg:width="0.2087in" svg:height="0.1776in" svg:x="3.039in" svg:y="0.0154in"><text:p/></draw:rect><text:tab/>Crew Change<text:tab/><text:tab/>Engine Change<text:tab/>Caboose Change</text:p>
      <text:p text:style-name="P7"><text:s/></text:p>
      <text:p text:style-name="P7"><draw:rect text:anchor-type="paragraph" draw:z-index="89" draw:style-name="gr2" draw:text-style-name="P13" svg:width="1.1268in" svg:height="0.1776in" svg:x="0.0043in" svg:y="0.1744in"><text:p text:style-name="P13">Update</text:p></draw:rect></text:p>
      <text:p text:style-name="P7"/>
      <text:p text:style-name="P7"/>
      <text:p text:style-name="P7"/>
      <text:p text:style-name="P7">db fields: locations table</text:p>
      <text:p text:style-name="P5">locationID: 10 char text</text:p>
      <text:p text:style-name="P5">locationName: 30 char text</text:p>
      <text:p text:style-name="P5">locationDivision: divisionID</text:p>
      <text:p text:style-name="P5">locationCrew: 1 char int</text:p>
      <text:p text:style-name="P5">locationEngine: 1 char int</text:p>
      <text:p text:style-name="P5">locationCaboose: 1 char int</text:p>
      <text:p text:style-name="P2">Administer &gt; Locales &gt; Track Groups</text:p>
      <text:p text:style-name="P7"/>
      <text:p text:style-name="P7"><draw:rect text:anchor-type="paragraph" draw:z-index="96" draw:style-name="gr3" draw:text-style-name="P13" svg:width="4.8335in" svg:height="3.9961in" svg:x="-0.0028in" svg:y="0.0043in"><text:p/></draw:rect>&lt; Railroad name &gt; - Track Groups</text:p>
      <text:p text:style-name="P7">(existing track groups)</text:p>
      <text:p text:style-name="P7"><draw:rect text:anchor-type="paragraph" draw:z-index="129" draw:style-name="gr3" draw:text-style-name="P13" svg:width="4.3823in" svg:height="1.2571in" svg:x="0.122in" svg:y="0.0957in"><text:p/></draw:rect></text:p>
      <text:p text:style-name="P7"><draw:rect text:anchor-type="paragraph" draw:z-index="95" draw:style-name="gr2" draw:text-style-name="P13" svg:width="1.0559in" svg:height="0.1776in" svg:x="3.2752in" svg:y="0.022in"><text:p text:style-name="P13">Remove</text:p></draw:rect> <text:s text:c="3"/><text:span text:style-name="T1">&lt; track group name &gt;</text:span></text:p>
      <text:p text:style-name="P7"><draw:rect text:anchor-type="paragraph" draw:z-index="94" draw:style-name="gr2" draw:text-style-name="P13" svg:width="2.2433in" svg:height="0.1776in" svg:x="0.428in" svg:y="0.1429in"><text:p text:style-name="P13">&lt; track group manager name &gt;</text:p></draw:rect></text:p>
      <text:p text:style-name="P7"/>
      <text:p text:style-name="P7"><draw:rect text:anchor-type="paragraph" draw:z-index="125" draw:style-name="gr2" draw:text-style-name="P13" svg:width="1.5421in" svg:height="0.1776in" svg:x="0.4346in" svg:y="0.011in"><text:p text:style-name="P13">&lt; location 1 name &gt;</text:p></draw:rect><draw:rect text:anchor-type="paragraph" draw:z-index="126" draw:style-name="gr2" draw:text-style-name="P13" svg:width="0.1705in" svg:height="0.1776in" svg:x="1.9764in" svg:y="0.011in"><text:p text:style-name="P13">V</text:p></draw:rect></text:p>
      <text:p text:style-name="P7"><draw:rect text:anchor-type="paragraph" draw:z-index="127" draw:style-name="gr2" draw:text-style-name="P13" svg:width="1.5421in" svg:height="0.1776in" svg:x="0.4417in" svg:y="0.0736in"><text:p text:style-name="P13">&lt; location 2 name &gt;</text:p></draw:rect><draw:rect text:anchor-type="paragraph" draw:z-index="128" draw:style-name="gr2" draw:text-style-name="P13" svg:width="0.1705in" svg:height="0.1776in" svg:x="1.9835in" svg:y="0.0736in"><text:p text:style-name="P13">V</text:p></draw:rect></text:p>
      <text:p text:style-name="P7"/>
      <text:p text:style-name="P7"/>
      <text:p text:style-name="P7">(add a new track group)</text:p>
      <text:p text:style-name="P7"><draw:rect text:anchor-type="paragraph" draw:z-index="167" draw:style-name="gr3" draw:text-style-name="P13" svg:width="4.3823in" svg:height="1.2571in" svg:x="0.122in" svg:y="0.0957in"><text:p/></draw:rect></text:p>
      <text:p text:style-name="P7"><draw:rect text:anchor-type="paragraph" draw:z-index="160" draw:style-name="gr1" draw:text-style-name="P13" svg:width="2.0004in" svg:height="0.1776in" svg:x="0.2055in" svg:y="0.022in"><text:p/></draw:rect><draw:rect text:anchor-type="paragraph" draw:z-index="162" draw:style-name="gr2" draw:text-style-name="P13" svg:width="1.0768in" svg:height="0.1776in" svg:x="3.2543in" svg:y="0.022in"><text:p text:style-name="P13">+ Track group</text:p></draw:rect></text:p>
      <text:p text:style-name="P7"><draw:rect text:anchor-type="paragraph" draw:z-index="161" draw:style-name="gr2" draw:text-style-name="P13" svg:width="2.2433in" svg:height="0.1776in" svg:x="0.428in" svg:y="0.1429in"><text:p text:style-name="P13">&lt; track group manager name &gt;</text:p></draw:rect></text:p>
      <text:p text:style-name="P7"/>
      <text:p text:style-name="P7"><draw:rect text:anchor-type="paragraph" draw:z-index="163" draw:style-name="gr2" draw:text-style-name="P13" svg:width="1.5421in" svg:height="0.1776in" svg:x="0.4346in" svg:y="0.011in"><text:p text:style-name="P13">&lt; location 1 name &gt;</text:p></draw:rect><draw:rect text:anchor-type="paragraph" draw:z-index="164" draw:style-name="gr2" draw:text-style-name="P13" svg:width="0.1705in" svg:height="0.1776in" svg:x="1.9764in" svg:y="0.011in"><text:p text:style-name="P13">V</text:p></draw:rect></text:p>
      <text:p text:style-name="P7"><draw:rect text:anchor-type="paragraph" draw:z-index="165" draw:style-name="gr2" draw:text-style-name="P13" svg:width="1.5421in" svg:height="0.1776in" svg:x="0.4417in" svg:y="0.0736in"><text:p text:style-name="P13">&lt; location 2 name &gt;</text:p></draw:rect><draw:rect text:anchor-type="paragraph" draw:z-index="166" draw:style-name="gr2" draw:text-style-name="P13" svg:width="0.1705in" svg:height="0.1776in" svg:x="1.9835in" svg:y="0.0736in"><text:p text:style-name="P13">V</text:p></draw:rect></text:p>
      <text:p text:style-name="P7"/>
      <text:p text:style-name="P7"/>
      <text:p text:style-name="P7"><draw:rect text:anchor-type="paragraph" draw:z-index="97" draw:style-name="gr2" draw:text-style-name="P13" svg:width="1.1268in" svg:height="0.1776in" svg:x="-0.0028in" svg:y="0.0063in"><text:p text:style-name="P13">Update</text:p></draw:rect></text:p>
      <text:p text:style-name="P7"/>
      <text:p text:style-name="P7"/>
      <text:p text:style-name="P7">db fields: divisions table</text:p>
      <text:p text:style-name="P5">trackGroupID: 10 char text</text:p>
      <text:p text:style-name="P5">trackGroupName: 30 char text</text:p>
      <text:p text:style-name="P5">trackGroupManagerName: 30 char text</text:p>
      <text:p text:style-name="P5">trackGroupLocation1: locationID</text:p>
      <text:p text:style-name="P5">trackGroupLocation2: locationID</text:p>
      <text:p text:style-name="P2">Administer &gt; Locales &gt; Tracks</text:p>
      <text:p text:style-name="P7"/>
      <text:p text:style-name="P7"><draw:rect text:anchor-type="paragraph" draw:z-index="102" draw:style-name="gr3" draw:text-style-name="P13" svg:width="6.0559in" svg:height="7.8543in" svg:x="-0.0028in" svg:y="0.0043in"><text:p/></draw:rect>&lt; Railroad name &gt; - Tracks</text:p>
      <text:p text:style-name="P7"><draw:rect text:anchor-type="paragraph" draw:z-index="109" draw:style-name="gr2" draw:text-style-name="P13" svg:width="1.5421in" svg:height="0.1776in" svg:x="0.6291in" svg:y="0.0252in"><text:p text:style-name="P13">&lt; division name &gt;</text:p></draw:rect><draw:rect text:anchor-type="paragraph" draw:z-index="110" draw:style-name="gr2" draw:text-style-name="P13" svg:width="0.1705in" svg:height="0.1776in" svg:x="2.1709in" svg:y="0.0252in"><text:p text:style-name="P13">V</text:p></draw:rect><draw:rect text:anchor-type="paragraph" draw:z-index="111" draw:style-name="gr2" draw:text-style-name="P13" svg:width="1.5421in" svg:height="0.1776in" svg:x="2.4in" svg:y="0.0154in"><text:p text:style-name="P13">&lt; location name &gt;</text:p></draw:rect><draw:rect text:anchor-type="paragraph" draw:z-index="112" draw:style-name="gr2" draw:text-style-name="P13" svg:width="0.1705in" svg:height="0.1776in" svg:x="3.9417in" svg:y="0.0154in"><text:p text:style-name="P13">V</text:p></draw:rect><draw:rect text:anchor-type="paragraph" draw:z-index="113" draw:style-name="gr2" draw:text-style-name="P13" svg:width="1.5421in" svg:height="0.1776in" svg:x="4.178in" svg:y="0.0154in"><text:p text:style-name="P13">&lt; track group name &gt;</text:p></draw:rect><draw:rect text:anchor-type="paragraph" draw:z-index="114" draw:style-name="gr2" draw:text-style-name="P13" svg:width="0.1705in" svg:height="0.1776in" svg:x="5.7193in" svg:y="0.0154in"><text:p text:style-name="P13">V</text:p></draw:rect>Display: </text:p>
      <text:p text:style-name="P7"/>
      <text:p text:style-name="P7">(existing tracks)</text:p>
      <text:p text:style-name="P7"><draw:rect text:anchor-type="paragraph" draw:z-index="108" draw:style-name="gr3" draw:text-style-name="P13" svg:width="4.7087in" svg:height="3.4933in" svg:x="0.1083in" svg:y="0.022in"><text:p/></draw:rect></text:p>
      <text:p text:style-name="P7"><draw:rect text:anchor-type="paragraph" draw:z-index="99" draw:style-name="gr2" draw:text-style-name="P13" svg:width="2.0004in" svg:height="0.1776in" svg:x="0.178in" svg:y="0.0752in"><text:p text:style-name="P13">&lt; Track name &gt;</text:p></draw:rect><draw:rect text:anchor-type="paragraph" draw:z-index="101" draw:style-name="gr2" draw:text-style-name="P13" svg:width="1.1268in" svg:height="0.1776in" svg:x="3.3654in" svg:y="0.0752in"><text:p text:style-name="P13">Remove</text:p></draw:rect></text:p>
      <text:p text:style-name="P7"/>
      <text:p text:style-name="P7"><draw:rect text:anchor-type="paragraph" draw:z-index="105" draw:style-name="gr1" draw:text-style-name="P13" svg:width="0.2087in" svg:height="0.1776in" svg:x="1.1917in" svg:y="0.0165in"><text:p/></draw:rect><draw:rect text:anchor-type="paragraph" draw:z-index="106" draw:style-name="gr1" draw:text-style-name="P13" svg:width="0.2087in" svg:height="0.1776in" svg:x="2.7335in" svg:y="0.0165in"><text:p/></draw:rect><text:tab/>Endpoint<text:tab/><text:tab/>Way Point</text:p>
      <text:p text:style-name="P7"><draw:rect text:anchor-type="paragraph" draw:z-index="107" draw:style-name="gr1" draw:text-style-name="P13" svg:width="0.4724in" svg:height="0.1776in" svg:x="1.1917in" svg:y="0.0484in"><text:p/></draw:rect><text:tab/>Length</text:p>
      <text:p text:style-name="P7"><draw:rect text:anchor-type="paragraph" draw:z-index="115" draw:style-name="gr2" draw:text-style-name="P13" svg:width="1.5421in" svg:height="0.1776in" svg:x="0.4902in" svg:y="0.1862in"><text:p text:style-name="P13">&lt;combo list &gt;</text:p></draw:rect><draw:rect text:anchor-type="paragraph" draw:z-index="116" draw:style-name="gr2" draw:text-style-name="P13" svg:width="0.1705in" svg:height="0.1776in" svg:x="2.0319in" svg:y="0.1862in"><text:p text:style-name="P13">V</text:p></draw:rect></text:p>
      <text:p text:style-name="P7"><text:tab/><text:tab/><text:tab/><text:tab/><text:tab/>(combined list of locations and groups)</text:p>
      <text:p text:style-name="P7"/>
      <text:p text:style-name="P7"><text:tab/>Include:</text:p>
      <text:p text:style-name="P7"><draw:rect text:anchor-type="paragraph" draw:z-index="117" draw:style-name="gr2" draw:text-style-name="P13" svg:width="0.7988in" svg:height="0.1776in" svg:x="2.0457in" svg:y="0.0154in"><text:p text:style-name="P13">Remove</text:p></draw:rect><text:tab/><text:tab/>&lt; load name &gt;</text:p>
      <text:p text:style-name="P7"><draw:rect text:anchor-type="paragraph" draw:z-index="118" draw:style-name="gr2" draw:text-style-name="P13" svg:width="0.7988in" svg:height="0.1776in" svg:x="2.0457in" svg:y="0.0154in"><text:p text:style-name="P13">Remove</text:p></draw:rect><text:tab/><text:tab/>&lt; load name &gt; </text:p>
      <text:p text:style-name="P7"><draw:rect text:anchor-type="paragraph" draw:z-index="100" draw:style-name="gr2" draw:text-style-name="P13" svg:width="1.5421in" svg:height="0.1776in" svg:x="0.9835in" svg:y="0.1193in"><text:p text:style-name="P13">&lt; load name &gt;</text:p></draw:rect><draw:rect text:anchor-type="paragraph" draw:z-index="104" draw:style-name="gr2" draw:text-style-name="P13" svg:width="0.1705in" svg:height="0.1776in" svg:x="2.5252in" svg:y="0.1193in"><text:p text:style-name="P13">V</text:p></draw:rect><draw:rect text:anchor-type="paragraph" draw:z-index="119" draw:style-name="gr2" draw:text-style-name="P13" svg:width="0.7362in" svg:height="0.1776in" svg:x="2.8862in" svg:y="0.1181in"><text:p text:style-name="P13">+ Load</text:p></draw:rect></text:p>
      <text:p text:style-name="P7"/>
      <text:p text:style-name="P7"><text:tab/>Exclude:</text:p>
      <text:p text:style-name="P7"><draw:rect text:anchor-type="paragraph" draw:z-index="122" draw:style-name="gr2" draw:text-style-name="P13" svg:width="0.7988in" svg:height="0.1776in" svg:x="2.0457in" svg:y="0.0154in"><text:p text:style-name="P13">Remove</text:p></draw:rect><text:tab/><text:tab/>&lt; load name &gt;</text:p>
      <text:p text:style-name="P7"><draw:rect text:anchor-type="paragraph" draw:z-index="123" draw:style-name="gr2" draw:text-style-name="P13" svg:width="0.7988in" svg:height="0.1776in" svg:x="2.0457in" svg:y="0.0154in"><text:p text:style-name="P13">Remove</text:p></draw:rect><text:tab/><text:tab/>&lt; load name &gt; </text:p>
      <text:p text:style-name="P7"><draw:rect text:anchor-type="paragraph" draw:z-index="120" draw:style-name="gr2" draw:text-style-name="P13" svg:width="1.5421in" svg:height="0.1776in" svg:x="0.9835in" svg:y="0.1193in"><text:p text:style-name="P13">&lt; load name &gt;</text:p></draw:rect><draw:rect text:anchor-type="paragraph" draw:z-index="121" draw:style-name="gr2" draw:text-style-name="P13" svg:width="0.1705in" svg:height="0.1776in" svg:x="2.5252in" svg:y="0.1193in"><text:p text:style-name="P13">V</text:p></draw:rect><draw:rect text:anchor-type="paragraph" draw:z-index="124" draw:style-name="gr2" draw:text-style-name="P13" svg:width="0.7362in" svg:height="0.1776in" svg:x="2.8862in" svg:y="0.1181in"><text:p text:style-name="P13">+ Load</text:p></draw:rect></text:p>
      <text:p text:style-name="P7"/>
      <text:p text:style-name="P7"/>
      <text:p text:style-name="P7">(add a new track)</text:p>
      <text:p text:style-name="P7"><draw:rect text:anchor-type="paragraph" draw:z-index="175" draw:style-name="gr3" draw:text-style-name="P13" svg:width="4.7087in" svg:height="2.6988in" svg:x="0.1083in" svg:y="0.0846in"><text:p/></draw:rect></text:p>
      <text:p text:style-name="P7"><draw:rect text:anchor-type="paragraph" draw:z-index="168" draw:style-name="gr1" draw:text-style-name="P13" svg:width="2.0004in" svg:height="0.1776in" svg:x="0.178in" svg:y="0.0752in"><text:p/></draw:rect><draw:rect text:anchor-type="paragraph" draw:z-index="170" draw:style-name="gr2" draw:text-style-name="P13" svg:width="1.1268in" svg:height="0.1776in" svg:x="3.3654in" svg:y="0.0752in"><text:p text:style-name="P13">+ Track</text:p></draw:rect></text:p>
      <text:p text:style-name="P7"/>
      <text:p text:style-name="P7"><draw:rect text:anchor-type="paragraph" draw:z-index="172" draw:style-name="gr1" draw:text-style-name="P13" svg:width="0.2087in" svg:height="0.1776in" svg:x="1.1917in" svg:y="0.0165in"><text:p/></draw:rect><draw:rect text:anchor-type="paragraph" draw:z-index="173" draw:style-name="gr1" draw:text-style-name="P13" svg:width="0.2087in" svg:height="0.1776in" svg:x="2.7335in" svg:y="0.0165in"><text:p/></draw:rect><text:tab/>Endpoint<text:tab/><text:tab/>Way Point</text:p>
      <text:p text:style-name="P7"><draw:rect text:anchor-type="paragraph" draw:z-index="174" draw:style-name="gr1" draw:text-style-name="P13" svg:width="0.4724in" svg:height="0.1776in" svg:x="1.1917in" svg:y="0.0484in"><text:p/></draw:rect><text:tab/>Length</text:p>
      <text:p text:style-name="P7"><draw:rect text:anchor-type="paragraph" draw:z-index="176" draw:style-name="gr2" draw:text-style-name="P13" svg:width="1.5421in" svg:height="0.1776in" svg:x="0.4902in" svg:y="0.1862in"><text:p text:style-name="P13">&lt;combo list &gt;</text:p></draw:rect><draw:rect text:anchor-type="paragraph" draw:z-index="177" draw:style-name="gr2" draw:text-style-name="P13" svg:width="0.1705in" svg:height="0.1776in" svg:x="2.0319in" svg:y="0.1862in"><text:p text:style-name="P13">V</text:p></draw:rect></text:p>
      <text:p text:style-name="P7"><text:tab/><text:tab/><text:tab/><text:tab/><text:tab/>(combined list of locations and groups)</text:p>
      <text:p text:style-name="P7"/>
      <text:p text:style-name="P7"><text:tab/>Include:</text:p>
      <text:p text:style-name="P7"><draw:rect text:anchor-type="paragraph" draw:z-index="169" draw:style-name="gr2" draw:text-style-name="P13" svg:width="1.5421in" svg:height="0.1776in" svg:x="0.9835in" svg:y="0.1193in"><text:p text:style-name="P13">&lt; load name &gt;</text:p></draw:rect><draw:rect text:anchor-type="paragraph" draw:z-index="171" draw:style-name="gr2" draw:text-style-name="P13" svg:width="0.1705in" svg:height="0.1776in" svg:x="2.5252in" svg:y="0.1193in"><text:p text:style-name="P13">V</text:p></draw:rect><draw:rect text:anchor-type="paragraph" draw:z-index="178" draw:style-name="gr2" draw:text-style-name="P13" svg:width="0.7362in" svg:height="0.1776in" svg:x="2.8862in" svg:y="0.1181in"><text:p text:style-name="P13">+ Load</text:p></draw:rect></text:p>
      <text:p text:style-name="P7"/>
      <text:p text:style-name="P7"><text:tab/>Exclude:</text:p>
      <text:p text:style-name="P7"><draw:rect text:anchor-type="paragraph" draw:z-index="179" draw:style-name="gr2" draw:text-style-name="P13" svg:width="1.5421in" svg:height="0.1776in" svg:x="0.9835in" svg:y="0.1193in"><text:p text:style-name="P13">&lt; load name &gt;</text:p></draw:rect><draw:rect text:anchor-type="paragraph" draw:z-index="180" draw:style-name="gr2" draw:text-style-name="P13" svg:width="0.1705in" svg:height="0.1776in" svg:x="2.5252in" svg:y="0.1193in"><text:p text:style-name="P13">V</text:p></draw:rect><draw:rect text:anchor-type="paragraph" draw:z-index="181" draw:style-name="gr2" draw:text-style-name="P13" svg:width="0.7362in" svg:height="0.1776in" svg:x="2.8862in" svg:y="0.1181in"><text:p text:style-name="P13">+ Load</text:p></draw:rect></text:p>
      <text:p text:style-name="P7"/>
      <text:p text:style-name="P7"/>
      <text:p text:style-name="P7"><draw:rect text:anchor-type="paragraph" draw:z-index="103" draw:style-name="gr2" draw:text-style-name="P13" svg:width="1.1268in" svg:height="0.1776in" svg:x="-0.0028in" svg:y="0.0953in"><text:p text:style-name="P13">Update</text:p></draw:rect></text:p>
      <text:p text:style-name="P7"/>
      <text:p text:style-name="P7"/>
      <text:p text:style-name="P7">db fields: tracks table</text:p>
      <text:p text:style-name="P5">trackID: 10 char text</text:p>
      <text:p text:style-name="P5">trackName: 20 char text</text:p>
      <text:p text:style-name="P5">trackType: 1 char int</text:p>
      <text:p text:style-name="P5">trackLength: 4 char int</text:p>
      <text:p text:style-name="P5"><text:soft-page-break/>trackParent: locationID or trackGroupID</text:p>
      <text:p text:style-name="P5">trackInclude: list of load Ids</text:p>
      <text:p text:style-name="P5">trackExclude: list of load IDs</text:p>
      <text:p text:style-name="P1">Administer &gt; Equipment &gt; Equipment</text:p>
      <text:p text:style-name="Standard"><draw:rect text:anchor-type="paragraph" draw:z-index="141" draw:style-name="gr3" draw:text-style-name="P13" svg:width="4.3543in" svg:height="1.4933in" svg:x="-0.0028in" svg:y="0.1583in"><text:p/></draw:rect></text:p>
      <text:p text:style-name="Standard"><draw:rect text:anchor-type="paragraph" draw:z-index="143" draw:style-name="gr2" draw:text-style-name="P13" svg:width="0.1705in" svg:height="0.1776in" svg:x="2.6354in" svg:y="0.0075in"><text:p text:style-name="P13">V</text:p></draw:rect><draw:rect text:anchor-type="paragraph" draw:z-index="142" draw:style-name="gr2" draw:text-style-name="P13" svg:width="1.1268in" svg:height="0.1776in" svg:x="1.6791in" svg:y="0.0075in"><text:p text:style-name="P13">All</text:p></draw:rect>Show by classification: </text:p>
      <text:p text:style-name="Standard"><draw:rect text:anchor-type="paragraph" draw:z-index="145" draw:style-name="gr2" draw:text-style-name="P13" svg:width="0.1705in" svg:height="0.1776in" svg:x="2.6354in" svg:y="0.0075in"><text:p text:style-name="P13">V</text:p></draw:rect><draw:rect text:anchor-type="paragraph" draw:z-index="144" draw:style-name="gr1" draw:text-style-name="P13" svg:width="1.1268in" svg:height="0.1776in" svg:x="1.6791in" svg:y="0.0075in"><text:p/></draw:rect>Sort equipment by: <text:tab/><text:tab/><text:tab/><text:tab/>(Choices are: owner, designation, pass rated)</text:p>
      <text:p text:style-name="Standard"/>
      <text:p text:style-name="Standard"><draw:rect text:anchor-type="paragraph" draw:z-index="146" draw:style-name="gr2" draw:text-style-name="P13" svg:width="0.5976in" svg:height="0.178in" svg:x="3.5252in" svg:y="0.0083in"><text:p text:style-name="P13">Edit</text:p></draw:rect><text:tab/>&lt; owner, number, class, desig, pass rated &gt; </text:p>
      <text:p text:style-name="Standard"><draw:rect text:anchor-type="paragraph" draw:z-index="147" draw:style-name="gr2" draw:text-style-name="P13" svg:width="0.5976in" svg:height="0.178in" svg:x="3.5252in" svg:y="0.0083in"><text:p text:style-name="P13">Edit</text:p></draw:rect><text:tab/>&lt; owner, number, class, desig, pass rated &gt;</text:p>
      <text:p text:style-name="Standard"><draw:rect text:anchor-type="paragraph" draw:z-index="148" draw:style-name="gr2" draw:text-style-name="P13" svg:width="0.5976in" svg:height="0.178in" svg:x="3.5252in" svg:y="0.0083in"><text:p text:style-name="P13">Edit</text:p></draw:rect><text:tab/>&lt; owner, number, class, desig, pass rated &gt;</text:p>
      <text:p text:style-name="Standard"/>
      <text:p text:style-name="Standard"/>
      <text:p text:style-name="Standard"/>
      <text:p text:style-name="Standard">Administer &gt; Equipment &gt; Edit</text:p>
      <text:p text:style-name="Standard"><draw:rect text:anchor-type="paragraph" draw:z-index="37" draw:style-name="gr3" draw:text-style-name="P13" svg:width="3.5142in" svg:height="4.7504in" svg:x="-0.0028in" svg:y="0.1484in"><text:p/></draw:rect></text:p>
      <text:p text:style-name="P6">Edit &gt; Equipment</text:p>
      <text:p text:style-name="P6"/>
      <text:p text:style-name="P6">Required</text:p>
      <text:p text:style-name="Standard"><draw:rect text:anchor-type="paragraph" draw:z-index="6" draw:style-name="gr2" draw:text-style-name="P13" svg:width="0.1705in" svg:height="0.1776in" svg:x="2.1217in" svg:y="0.0075in"><text:p text:style-name="P13">V</text:p></draw:rect><draw:rect text:anchor-type="paragraph" draw:z-index="5" draw:style-name="gr1" draw:text-style-name="P13" svg:width="1.1268in" svg:height="0.1776in" svg:x="1.1654in" svg:y="0.0075in"><text:p/></draw:rect>Classification</text:p>
      <text:p text:style-name="Standard"/>
      <text:p text:style-name="Standard"><draw:rect text:anchor-type="paragraph" draw:z-index="8" draw:style-name="gr1" draw:text-style-name="P13" svg:width="0.7953in" svg:height="0.178in" svg:x="2.0736in" svg:y="0.0083in"><text:p/></draw:rect><draw:rect text:anchor-type="paragraph" draw:z-index="7" draw:style-name="gr1" draw:text-style-name="P13" svg:width="0.7953in" svg:height="0.178in" svg:x="0.5528in" svg:y="0.0083in"><text:p/></draw:rect>Owner <text:s text:c="23"/>Number </text:p>
      <text:p text:style-name="Standard"/>
      <text:p text:style-name="Standard"><draw:rect text:anchor-type="paragraph" draw:z-index="9" draw:style-name="gr1" draw:text-style-name="P13" svg:width="0.4406in" svg:height="0.178in" svg:x="0.6in" svg:y="0.0083in"><text:p/></draw:rect>Length <text:s text:c="15"/>&lt;units&gt;</text:p>
      <text:p text:style-name="Standard"/>
      <text:p text:style-name="Standard"><draw:rect text:anchor-type="paragraph" draw:z-index="30" draw:style-name="gr1" draw:text-style-name="P13" svg:width="1.1268in" svg:height="0.1776in" svg:x="0.9311in" svg:y="0.0102in"><text:p/></draw:rect><draw:rect text:anchor-type="paragraph" draw:z-index="31" draw:style-name="gr2" draw:text-style-name="P13" svg:width="0.1705in" svg:height="0.1776in" svg:x="2.0575in" svg:y="0.0102in"><text:p text:style-name="P13">V</text:p></draw:rect>Designation </text:p>
      <text:p text:style-name="Standard"/>
      <text:p text:style-name="Standard"><draw:rect text:anchor-type="paragraph" draw:z-index="42" draw:style-name="gr1" draw:text-style-name="P13" svg:width="0.2315in" svg:height="0.178in" svg:x="1.1528in" svg:y="0.0083in"><text:p/></draw:rect>Passenger Rated </text:p>
      <text:p text:style-name="Standard"/>
      <text:p text:style-name="P6">Optional</text:p>
      <text:p text:style-name="Standard"><draw:rect text:anchor-type="paragraph" draw:z-index="10" draw:style-name="gr1" draw:text-style-name="P13" svg:width="0.7953in" svg:height="0.178in" svg:x="0.861in" svg:y="0.0008in"><text:p/></draw:rect>Model</text:p>
      <text:p text:style-name="Standard"><draw:rect text:anchor-type="paragraph" draw:z-index="11" draw:style-name="gr1" draw:text-style-name="P13" svg:width="0.7953in" svg:height="0.178in" svg:x="0.861in" svg:y="0.0083in"><text:p/></draw:rect>Name</text:p>
      <text:p text:style-name="Standard"><draw:rect text:anchor-type="paragraph" draw:z-index="12" draw:style-name="gr1" draw:text-style-name="P13" svg:width="0.7953in" svg:height="0.178in" svg:x="0.861in" svg:y="0.0083in"><text:p/></draw:rect>Tare <text:s text:c="35"/>&lt;units&gt;</text:p>
      <text:p text:style-name="Standard"><draw:rect text:anchor-type="paragraph" draw:z-index="13" draw:style-name="gr1" draw:text-style-name="P13" svg:width="0.7953in" svg:height="0.178in" svg:x="0.861in" svg:y="0.0083in"><text:p/></draw:rect>DCC</text:p>
      <text:p text:style-name="Standard"><draw:rect text:anchor-type="paragraph" draw:z-index="34" draw:style-name="gr1" draw:text-style-name="P13" svg:width="0.2315in" svg:height="0.178in" svg:x="0.861in" svg:y="0.0083in"><text:p/></draw:rect>EOT</text:p>
      <text:p text:style-name="Standard"><draw:rect text:anchor-type="paragraph" draw:z-index="35" draw:style-name="gr1" draw:text-style-name="P13" svg:width="1.1268in" svg:height="0.1776in" svg:x="0.861in" svg:y="0.0228in"><text:p/></draw:rect><draw:rect text:anchor-type="paragraph" draw:z-index="36" draw:style-name="gr2" draw:text-style-name="P13" svg:width="0.1705in" svg:height="0.1776in" svg:x="1.9874in" svg:y="0.0228in"><text:p text:style-name="P13">V</text:p></draw:rect>Home Shop</text:p>
      <text:p text:style-name="Standard"><draw:rect text:anchor-type="paragraph" draw:z-index="14" draw:style-name="gr1" draw:text-style-name="P13" svg:width="0.7953in" svg:height="0.178in" svg:x="0.861in" svg:y="0.0083in"><text:p/></draw:rect>Leasor </text:p>
      <text:p text:style-name="Standard"><draw:rect text:anchor-type="paragraph" draw:z-index="32" draw:style-name="gr1" draw:text-style-name="P13" svg:width="0.7953in" svg:height="0.178in" svg:x="0.861in" svg:y="0.0083in"><text:p/></draw:rect><draw:rect text:anchor-type="paragraph" draw:z-index="33" draw:style-name="gr2" draw:text-style-name="P13" svg:width="0.8185in" svg:height="0.178in" svg:x="1.8602in" svg:y="0.0047in"><text:p text:style-name="P13">Scan</text:p></draw:rect>Ident <text:tab/><text:tab/><text:tab/> <text:s/></text:p>
      <text:p text:style-name="Standard"><draw:rect text:anchor-type="paragraph" draw:z-index="15" draw:style-name="gr2" draw:text-style-name="P13" svg:width="0.8185in" svg:height="0.178in" svg:x="0.0134in" svg:y="0.1673in"><text:p text:style-name="P13">Update</text:p></draw:rect></text:p>
      <text:p text:style-name="Standard"/>
      <text:p text:style-name="Standard"/>
      <text:p text:style-name="Standard">db fields: equipment table</text:p>
      <text:p text:style-name="P4">eqptID: 10 char text</text:p>
      <text:p text:style-name="P4">eqptDesignation: 15 char text</text:p>
      <text:p text:style-name="P4">eqptOwner 8 char text</text:p>
      <text:p text:style-name="P4">eqptNumber: 8 char text</text:p>
      <text:p text:style-name="P4">eqptLength: 4 char int</text:p>
      <text:p text:style-name="P4">eqptClassification: 1 char int</text:p>
      <text:p text:style-name="P4">eqptRating: 1 char int</text:p>
      <text:p text:style-name="P4">eqptModel: 10 char text</text:p>
      <text:p text:style-name="P4">eqptName: 20 char text</text:p>
      <text:p text:style-name="P4">eqptTare: 4 char int</text:p>
      <text:p text:style-name="P4"><text:soft-page-break/>eqptDCC: 12 char text</text:p>
      <text:p text:style-name="P4">eqptEOT: 1 char int</text:p>
      <text:p text:style-name="P4">eqptHome: location ID</text:p>
      <text:p text:style-name="P4">eqptLeasor: 20 char text</text:p>
      <text:p text:style-name="P4">eqptIdent: 14 char text</text:p>
      <text:p text:style-name="P4">eqptSequence: 4 char int</text:p>
      <text:p text:style-name="P4">eqptAssignment: train ID</text:p>
      <text:p text:style-name="P4">eqptWaybill: waybill ID</text:p>
      <text:p text:style-name="P7"/>
      <text:p text:style-name="P7">Administer &gt; Equipment &gt; Pools</text:p>
      <text:p text:style-name="P7"/>
      <text:p text:style-name="P7"><draw:rect text:anchor-type="paragraph" draw:z-index="189" draw:style-name="gr3" draw:text-style-name="P13" svg:width="6.1669in" svg:height="3.7323in" svg:x="-0.0028in" svg:y="0.0043in"><text:p/></draw:rect>&lt; Railroad name &gt; - Equipment Pools</text:p>
      <text:p text:style-name="P7">(existing pools)</text:p>
      <text:p text:style-name="P7"><draw:rect text:anchor-type="paragraph" draw:z-index="196" draw:style-name="gr3" draw:text-style-name="P13" svg:width="5.5213in" svg:height="1.235in" svg:x="0.0807in" svg:y="0.0764in"><text:p/></draw:rect></text:p>
      <text:p text:style-name="P9"><draw:rect text:anchor-type="paragraph" draw:z-index="192" draw:style-name="gr2" draw:text-style-name="P13" svg:width="2.1185in" svg:height="0.1776in" svg:x="2.1291in" svg:y="0.022in"><text:p text:style-name="P13">&lt; pool description &gt;</text:p></draw:rect><draw:rect text:anchor-type="paragraph" draw:z-index="191" draw:style-name="gr2" draw:text-style-name="P13" svg:width="1.8268in" svg:height="0.1776in" svg:x="0.15in" svg:y="0.022in"><text:p text:style-name="P13">&lt; pool name &gt;</text:p></draw:rect><draw:rect text:anchor-type="paragraph" draw:z-index="188" draw:style-name="gr2" draw:text-style-name="P13" svg:width="1.1268in" svg:height="0.1776in" svg:x="4.3583in" svg:y="0.022in"><text:p text:style-name="P13">Remove</text:p></draw:rect></text:p>
      <text:p text:style-name="P9"/>
      <text:p text:style-name="P9"><draw:rect text:anchor-type="paragraph" draw:z-index="193" draw:style-name="gr2" draw:text-style-name="P13" svg:width="0.778in" svg:height="0.1776in" svg:x="3.7681in" svg:y="0.0126in"><text:p text:style-name="P13">Remove</text:p></draw:rect><text:tab/>&lt; owner, number, class, desig, pass rated &gt; </text:p>
      <text:p text:style-name="P9"><draw:rect text:anchor-type="paragraph" draw:z-index="194" draw:style-name="gr2" draw:text-style-name="P13" svg:width="0.778in" svg:height="0.1776in" svg:x="3.7681in" svg:y="0.0126in"><text:p text:style-name="P13">Remove</text:p></draw:rect><text:tab/>&lt; owner, number, class, desig, pass rated &gt; </text:p>
      <text:p text:style-name="P9"><draw:rect text:anchor-type="paragraph" draw:z-index="195" draw:style-name="gr2" draw:text-style-name="P13" svg:width="0.778in" svg:height="0.1776in" svg:x="3.7681in" svg:y="0.0126in"><text:p text:style-name="P13">Remove</text:p></draw:rect><text:tab/>&lt; owner, number, class, desig, pass rated &gt; </text:p>
      <text:p text:style-name="P9"/>
      <text:p text:style-name="P9">(add a pool)</text:p>
      <text:p text:style-name="P9"><draw:rect text:anchor-type="paragraph" draw:z-index="200" draw:style-name="gr3" draw:text-style-name="P13" svg:width="5.5213in" svg:height="1.235in" svg:x="0.0945in" svg:y="0.1091in"><text:p/></draw:rect></text:p>
      <text:p text:style-name="P9"><draw:rect text:anchor-type="paragraph" draw:z-index="197" draw:style-name="gr2" draw:text-style-name="P13" svg:width="1.1268in" svg:height="0.1776in" svg:x="4.3583in" svg:y="0.022in"><text:p text:style-name="P13">+ Pool</text:p></draw:rect><draw:rect text:anchor-type="paragraph" draw:z-index="198" draw:style-name="gr2" draw:text-style-name="P13" svg:width="1.8268in" svg:height="0.1776in" svg:x="0.15in" svg:y="0.022in"><text:p text:style-name="P13">&lt; pool name &gt;</text:p></draw:rect><draw:rect text:anchor-type="paragraph" draw:z-index="199" draw:style-name="gr2" draw:text-style-name="P13" svg:width="2.1185in" svg:height="0.1776in" svg:x="2.1291in" svg:y="0.022in"><text:p text:style-name="P13">&lt; pool description &gt;</text:p></draw:rect></text:p>
      <text:p text:style-name="P9"/>
      <text:p text:style-name="P9"/>
      <text:p text:style-name="P7"/>
      <text:p text:style-name="P7"/>
      <text:p text:style-name="P7"/>
      <text:p text:style-name="P7"><draw:rect text:anchor-type="paragraph" draw:z-index="190" draw:style-name="gr2" draw:text-style-name="P13" svg:width="1.1268in" svg:height="0.1776in" svg:x="-0.0028in" svg:y="0.148in"><text:p text:style-name="P13">Update</text:p></draw:rect></text:p>
      <text:p text:style-name="P7"/>
      <text:p text:style-name="P7"/>
      <text:p text:style-name="P7">db fields: pools table</text:p>
      <text:p text:style-name="P5">poolID: 10 char text</text:p>
      <text:p text:style-name="P5">poolName: 30 char text</text:p>
      <text:p text:style-name="P5">poolDescription: 30 char text</text:p>
      <text:p text:style-name="P5">poolInclude: list of equipment IDs</text:p>
      <text:p text:style-name="P1">db fields: waybills</text:p>
      <text:p text:style-name="P4">waybillID: 10 char text</text:p>
      <text:p text:style-name="P4">waybillConsignee: track ID or interline ID</text:p>
      <text:p text:style-name="P4">waybillLading: lading ID</text:p>
      <text:p text:style-name="P4">waybillShipper: track ID or interline ID</text:p>
      <text:p text:style-name="Standard"/>
      <text:p text:style-name="P1">Administer &gt; Trains &gt; Edit</text:p>
      <text:p text:style-name="Standard"><draw:rect text:anchor-type="paragraph" draw:z-index="38" draw:style-name="gr3" draw:text-style-name="P13" svg:width="3.6394in" svg:height="4.628in" svg:x="-0.0028in" svg:y="0.1291in"><text:p/></draw:rect></text:p>
      <text:p text:style-name="P6">Edit &gt; Train</text:p>
      <text:p text:style-name="P6"/>
      <text:p text:style-name="Standard"><draw:rect text:anchor-type="paragraph" draw:z-index="28" draw:style-name="gr1" draw:text-style-name="P13" svg:width="0.7953in" svg:height="0.178in" svg:x="0.7154in" svg:y="0.0472in"><text:p/></draw:rect>Symbol <text:s/></text:p>
      <text:p text:style-name="Standard"/>
      <text:p text:style-name="Standard"><draw:rect text:anchor-type="paragraph" draw:z-index="29" draw:style-name="gr1" draw:text-style-name="P13" svg:width="0.7953in" svg:height="0.178in" svg:x="0.7154in" svg:y="0.0472in"><text:p/></draw:rect>Name <text:s/></text:p>
      <text:p text:style-name="Standard"/>
      <text:p text:style-name="Standard">Classification:</text:p>
      <text:p text:style-name="Standard"><draw:rect text:anchor-type="paragraph" draw:z-index="16" draw:style-name="gr1" draw:text-style-name="P13" svg:width="0.1697in" svg:height="0.1697in" svg:x="1.7728in" svg:y="0.0319in"><text:p/></draw:rect><draw:rect text:anchor-type="paragraph" draw:z-index="17" draw:style-name="gr1" draw:text-style-name="P13" svg:width="0.1697in" svg:height="0.1697in" svg:x="2.6217in" svg:y="0.0161in"><text:p/></draw:rect><draw:rect text:anchor-type="paragraph" draw:z-index="18" draw:style-name="gr1" draw:text-style-name="P13" svg:width="0.178in" svg:height="0.178in" svg:x="0.7154in" svg:y="0.0472in"><text:p/></draw:rect>Passenger <text:s text:c="11"/>Freight <text:s text:c="11"/>Work</text:p>
      <text:p text:style-name="Standard"/>
      <text:p text:style-name="Standard"><draw:rect text:anchor-type="paragraph" draw:z-index="19" draw:style-name="gr1" draw:text-style-name="P13" svg:width="0.1705in" svg:height="0.1705in" svg:x="0.6457in" svg:y="0.1882in"><text:p/></draw:rect><draw:rect text:anchor-type="paragraph" draw:z-index="21" draw:style-name="gr1" draw:text-style-name="P13" svg:width="0.1705in" svg:height="0.1705in" svg:x="2.3902in" svg:y="0.1882in"><text:p/></draw:rect>Type:</text:p>
      <text:p text:style-name="Standard"><draw:rect text:anchor-type="paragraph" draw:z-index="20" draw:style-name="gr1" draw:text-style-name="P13" svg:width="0.1705in" svg:height="0.1705in" svg:x="1.5874in" svg:y="0.0043in"><text:p/></draw:rect><draw:rect text:anchor-type="paragraph" draw:z-index="22" draw:style-name="gr1" draw:text-style-name="P13" svg:width="0.1858in" svg:height="0.1858in" svg:x="3.2618in" svg:y="0.0043in"><text:p/></draw:rect>Through <text:s text:c="11"/>Hauler <text:s text:c="11"/>Turn <text:s text:c="11"/>Local</text:p>
      <text:p text:style-name="Standard"/>
      <text:p text:style-name="Standard">Except:</text:p>
      <text:p text:style-name="Standard"><draw:rect text:anchor-type="paragraph" draw:z-index="136" draw:style-name="gr1" draw:text-style-name="P13" svg:width="0.1705in" svg:height="0.1705in" svg:x="0.6457in" svg:y="0.0181in"><text:p/></draw:rect><draw:rect text:anchor-type="paragraph" draw:z-index="137" draw:style-name="gr1" draw:text-style-name="P13" svg:width="0.1705in" svg:height="0.1705in" svg:x="1.698in" svg:y="0.0181in"><text:p/></draw:rect>Sundays <text:s text:c="9"/>Weekends</text:p>
      <text:p text:style-name="Standard"/>
      <text:p text:style-name="Standard">Crew Segments:</text:p>
      <text:p text:style-name="Standard"><draw:rect text:anchor-type="paragraph" draw:z-index="26" draw:style-name="gr2" draw:text-style-name="P14" svg:width="0.8268in" svg:height="0.2012in" svg:x="1.3173in" svg:y="0.1701in"><text:p text:style-name="P13"><text:span text:style-name="T2">Remove</text:span></text:p></draw:rect></text:p>
      <text:p text:style-name="Standard">&lt;segment name&gt;</text:p>
      <text:p text:style-name="Standard">&lt;segment details&gt; <text:s/></text:p>
      <text:p text:style-name="Standard"><draw:rect text:anchor-type="paragraph" draw:z-index="23" draw:style-name="gr1" draw:text-style-name="P13" svg:width="1.1268in" svg:height="0.1776in" svg:x="0.0138in" svg:y="0.1689in"><text:p/></draw:rect><draw:rect text:anchor-type="paragraph" draw:z-index="24" draw:style-name="gr2" draw:text-style-name="P13" svg:width="0.826in" svg:height="0.2004in" svg:x="1.3335in" svg:y="0.1689in"><text:p text:style-name="P13">+ Segment</text:p></draw:rect><draw:rect text:anchor-type="paragraph" draw:z-index="25" draw:style-name="gr2" draw:text-style-name="P13" svg:width="0.1705in" svg:height="0.1776in" svg:x="0.9701in" svg:y="0.1689in"><text:p text:style-name="P13">V</text:p></draw:rect></text:p>
      <text:p text:style-name="Standard"/>
      <text:p text:style-name="Standard"><draw:rect text:anchor-type="paragraph" draw:z-index="27" draw:style-name="gr2" draw:text-style-name="P13" svg:width="0.8185in" svg:height="0.178in" svg:x="0.0134in" svg:y="0.1673in"><text:p text:style-name="P13">Update</text:p></draw:rect></text:p>
      <text:p text:style-name="Standard"/>
      <text:p text:style-name="Standard"/>
      <text:p text:style-name="Standard"/>
      <text:p text:style-name="Standard">db fields: trains table</text:p>
      <text:p text:style-name="Standard">trainID: 10 char text</text:p>
      <text:p text:style-name="Standard">trainSymbol: 10 char text</text:p>
      <text:p text:style-name="Standard">trainName: 20 char text</text:p>
      <text:p text:style-name="Standard">trainClassification: single int</text:p>
      <text:p text:style-name="Standard">trainType; single int</text:p>
      <text:p text:style-name="Standard">trainExcept; single int</text:p>
      <text:p text:style-name="Standard">trainOwner: initial segment division ID</text:p>
      <text:p text:style-name="Standard">trainSegments: list of segment IDs</text:p>
      <text:p text:style-name="P1">Administer &gt; Segments &gt; Edit</text:p>
      <text:p text:style-name="Standard"><draw:rect text:anchor-type="paragraph" draw:z-index="39" draw:style-name="gr3" draw:text-style-name="P13" svg:width="3.5142in" svg:height="2.3031in" svg:x="-0.0028in" svg:y="0.1472in"><text:p/></draw:rect></text:p>
      <text:p text:style-name="P6">Edit &gt; Crew Segment</text:p>
      <text:p text:style-name="P6"/>
      <text:p text:style-name="Standard"><draw:rect text:anchor-type="paragraph" draw:z-index="0" draw:style-name="gr1" draw:text-style-name="P13" svg:width="1.0571in" svg:height="0.1705in" svg:x="1.148in" svg:y="0.0173in"><text:p/></draw:rect>Segment Name</text:p>
      <text:p text:style-name="Standard"><draw:rect text:anchor-type="paragraph" draw:z-index="1" draw:style-name="gr1" draw:text-style-name="P13" svg:width="1.1268in" svg:height="0.1776in" svg:x="1.0555in" svg:y="0.1835in"><text:p/></draw:rect><draw:rect text:anchor-type="paragraph" draw:z-index="2" draw:style-name="gr2" draw:text-style-name="P13" svg:width="0.1705in" svg:height="0.1776in" svg:x="2.0118in" svg:y="0.1835in"><text:p text:style-name="P13">V</text:p></draw:rect></text:p>
      <text:p text:style-name="Standard">Start Location</text:p>
      <text:p text:style-name="Standard"/>
      <text:p text:style-name="Standard">Work Event &lt;location name&gt;</text:p>
      <text:p text:style-name="Standard"><draw:rect text:anchor-type="paragraph" draw:z-index="40" draw:style-name="gr1" draw:text-style-name="P13" svg:width="1.1268in" svg:height="0.1776in" svg:x="-0.0028in" svg:y="0.0547in"><text:p/></draw:rect><draw:rect text:anchor-type="paragraph" draw:z-index="41" draw:style-name="gr2" draw:text-style-name="P13" svg:width="0.1705in" svg:height="0.1776in" svg:x="0.9535in" svg:y="0.0547in"><text:p text:style-name="P13">V</text:p></draw:rect><draw:rect text:anchor-type="paragraph" draw:z-index="3" draw:style-name="gr2" draw:text-style-name="P13" svg:width="1.1531in" svg:height="0.2004in" svg:x="1.3791in" svg:y="0.0472in"><text:p text:style-name="P13">+ Work Event</text:p></draw:rect> </text:p>
      <text:p text:style-name="Standard"/>
      <text:p text:style-name="Standard"><draw:rect text:anchor-type="paragraph" draw:z-index="4" draw:style-name="gr2" draw:text-style-name="P13" svg:width="0.8185in" svg:height="0.178in" svg:x="0.0134in" svg:y="0.1673in"><text:p text:style-name="P13">Update</text:p></draw:rect></text:p>
      <text:p text:style-name="Standard"/>
      <text:p text:style-name="Standard"/>
      <text:p text:style-name="Standard">db fields: segments table</text:p>
      <text:p text:style-name="Standard">segmentID: 10 char text</text:p>
      <text:p text:style-name="Standard">segmentName: 30 char text</text:p>
      <text:p text:style-name="Standard">segmentStart: location ID</text:p>
      <text:p text:style-name="Standard">segmentEnd: location ID</text:p>
      <text:p text:style-name="Standard">segmentVia: [list of location IDs]</text:p>
      <text:p text:style-name="Standard"/>
      <text:p text:style-name="Standard">Note: Maybe add cardinal direction and grade info or put it into version 2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2-01T10:19:41.11</dc:date>
    <dc:creator>Greg Ritacco</dc:creator>
    <meta:editing-duration>P3DT12H44M40S</meta:editing-duration>
    <meta:editing-cycles>69</meta:editing-cycles>
    <meta:generator>OpenOffice/4.1.14$Win32 OpenOffice.org_project/4114m1$Build-9811</meta:generator>
    <meta:document-statistic meta:table-count="0" meta:image-count="0" meta:object-count="0" meta:page-count="12" meta:paragraph-count="193" meta:word-count="703" meta:character-count="4641"/>
  </office:meta>
</office:document-meta>
</file>